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99cm" table:align="margins"/>
    </style:style>
    <style:style style:name="Table1.A" style:family="table-column">
      <style:table-column-properties style:column-width="1.603cm" style:rel-column-width="5533*"/>
    </style:style>
    <style:style style:name="Table1.B" style:family="table-column">
      <style:table-column-properties style:column-width="4.202cm" style:rel-column-width="14499*"/>
    </style:style>
    <style:style style:name="Table1.C" style:family="table-column">
      <style:table-column-properties style:column-width="1.392cm" style:rel-column-width="4802*"/>
    </style:style>
    <style:style style:name="Table1.D" style:family="table-column">
      <style:table-column-properties style:column-width="2.903cm" style:rel-column-width="10019*"/>
    </style:style>
    <style:style style:name="Table1.E" style:family="table-column">
      <style:table-column-properties style:column-width="2.207cm" style:rel-column-width="7615*"/>
    </style:style>
    <style:style style:name="Table1.F" style:family="table-column">
      <style:table-column-properties style:column-width="6.683cm" style:rel-column-width="23067*"/>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e32e1c" officeooo:paragraph-rsid="00e32e1c" style:font-size-asian="14pt" style:font-size-complex="14pt"/>
    </style:style>
    <style:style style:name="P6" style:family="paragraph" style:parent-style-name="Standard">
      <style:text-properties fo:font-size="14pt" officeooo:rsid="00e32e1c" officeooo:paragraph-rsid="00ec2b08" style:font-size-asian="14pt" style:font-size-complex="14pt"/>
    </style:style>
    <style:style style:name="P7" style:family="paragraph" style:parent-style-name="Standard">
      <style:text-properties fo:font-size="14pt" officeooo:rsid="00e3e491" officeooo:paragraph-rsid="00e3e491" style:font-size-asian="14pt" style:font-size-complex="14pt"/>
    </style:style>
    <style:style style:name="P8" style:family="paragraph" style:parent-style-name="Standard">
      <style:text-properties fo:font-size="14pt" officeooo:paragraph-rsid="00e3e491" style:font-size-asian="14pt" style:font-size-complex="14pt"/>
    </style:style>
    <style:style style:name="P9" style:family="paragraph" style:parent-style-name="Standard">
      <style:text-properties fo:font-size="14pt" officeooo:rsid="00e41568" officeooo:paragraph-rsid="00e41568" style:font-size-asian="14pt" style:font-size-complex="14pt"/>
    </style:style>
    <style:style style:name="P10" style:family="paragraph" style:parent-style-name="Standard">
      <style:text-properties fo:font-size="14pt" officeooo:rsid="00e41568" officeooo:paragraph-rsid="00e599e2" style:font-size-asian="14pt" style:font-size-complex="14pt"/>
    </style:style>
    <style:style style:name="P11" style:family="paragraph" style:parent-style-name="Standard">
      <style:text-properties fo:font-size="14pt" officeooo:rsid="00e52ae2" officeooo:paragraph-rsid="00e52ae2" style:font-size-asian="14pt" style:font-size-complex="14pt"/>
    </style:style>
    <style:style style:name="P12" style:family="paragraph" style:parent-style-name="Standard">
      <style:text-properties fo:font-size="14pt" officeooo:paragraph-rsid="00e599e2" style:font-size-asian="14pt" style:font-size-complex="14pt"/>
    </style:style>
    <style:style style:name="P13" style:family="paragraph" style:parent-style-name="Standard">
      <style:text-properties fo:font-size="14pt" officeooo:rsid="00e599e2" officeooo:paragraph-rsid="00e599e2" style:font-size-asian="14pt" style:font-size-complex="14pt"/>
    </style:style>
    <style:style style:name="P14" style:family="paragraph" style:parent-style-name="Standard">
      <style:text-properties fo:font-size="14pt" officeooo:rsid="00e6c17c" officeooo:paragraph-rsid="00e6c17c" style:font-size-asian="14pt" style:font-size-complex="14pt"/>
    </style:style>
    <style:style style:name="P15" style:family="paragraph" style:parent-style-name="Standard">
      <style:text-properties fo:font-size="14pt" officeooo:rsid="00e6c17c" officeooo:paragraph-rsid="00e7bb3f" style:font-size-asian="14pt" style:font-size-complex="14pt"/>
    </style:style>
    <style:style style:name="P16" style:family="paragraph" style:parent-style-name="Standard">
      <style:text-properties fo:font-size="14pt" officeooo:rsid="00e9353c" officeooo:paragraph-rsid="00e9353c" style:font-size-asian="14pt" style:font-size-complex="14pt"/>
    </style:style>
    <style:style style:name="P17" style:family="paragraph" style:parent-style-name="Standard">
      <style:text-properties fo:font-size="14pt" officeooo:paragraph-rsid="00e9353c" style:font-size-asian="14pt" style:font-size-complex="14pt"/>
    </style:style>
    <style:style style:name="P18" style:family="paragraph" style:parent-style-name="Standard">
      <style:text-properties fo:font-size="14pt" officeooo:rsid="00e94623" officeooo:paragraph-rsid="00e94623" style:font-size-asian="14pt" style:font-size-complex="14pt"/>
    </style:style>
    <style:style style:name="P19" style:family="paragraph" style:parent-style-name="Standard">
      <style:text-properties fo:font-size="14pt" fo:font-style="italic" style:font-size-asian="14pt" style:font-style-asian="italic" style:font-size-complex="14pt" style:font-style-complex="italic"/>
    </style:style>
    <style:style style:name="P2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officeooo:paragraph-rsid="00e9353c"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officeooo:paragraph-rsid="00e3e491" style:font-size-asian="20pt" style:font-size-complex="20pt"/>
    </style:style>
    <style:style style:name="P23" style:family="paragraph" style:parent-style-name="Standard">
      <style:text-properties style:text-position="0% 100%" fo:font-size="14pt" officeooo:rsid="00e6c17c" officeooo:paragraph-rsid="00e7bb3f" style:font-size-asian="14pt" style:font-size-complex="14pt"/>
    </style:style>
    <style:style style:name="P24" style:family="paragraph" style:parent-style-name="Standard">
      <style:text-properties style:text-position="0% 100%" fo:font-size="14pt" officeooo:rsid="00e9353c" officeooo:paragraph-rsid="00e9353c" style:font-size-asian="14pt" style:font-size-complex="14pt"/>
    </style:style>
    <style:style style:name="P25" style:family="paragraph" style:parent-style-name="Standard">
      <style:text-properties style:text-position="0% 100%" fo:font-size="14pt" officeooo:rsid="00e94623" officeooo:paragraph-rsid="00e9353c" style:font-size-asian="14pt" style:font-size-complex="14pt"/>
    </style:style>
    <style:style style:name="P26" style:family="paragraph" style:parent-style-name="Standard">
      <style:text-properties style:text-position="0% 100%" fo:font-size="14pt" officeooo:rsid="00e94623" officeooo:paragraph-rsid="00e94623" style:font-size-asian="14pt" style:font-size-complex="14pt"/>
    </style:style>
    <style:style style:name="P27" style:family="paragraph" style:parent-style-name="Standard">
      <style:text-properties style:text-position="0% 100%" fo:font-size="14pt" officeooo:rsid="00ea200a" officeooo:paragraph-rsid="00ea200a" style:font-size-asian="14pt" style:font-size-complex="14pt"/>
    </style:style>
    <style:style style:name="P28" style:family="paragraph" style:parent-style-name="Standard">
      <style:text-properties style:text-position="0% 100%" fo:font-size="14pt" officeooo:rsid="00ec2b08" officeooo:paragraph-rsid="00ec2b08" style:font-size-asian="14pt" style:font-size-complex="14pt"/>
    </style:style>
    <style:style style:name="P29" style:family="paragraph" style:parent-style-name="Standard">
      <style:text-properties style:text-position="0% 100%" fo:font-size="14pt" officeooo:rsid="00ec2b08" officeooo:paragraph-rsid="00ed9f91" style:font-size-asian="14pt" style:font-size-complex="14pt"/>
    </style:style>
    <style:style style:name="P30" style:family="paragraph" style:parent-style-name="Standard">
      <style:text-properties style:text-position="0% 100%" fo:font-size="14pt" fo:font-weight="bold" officeooo:rsid="00ec2b08" officeooo:paragraph-rsid="00ed9f91" style:font-size-asian="14pt" style:font-weight-asian="bold" style:font-size-complex="14pt" style:font-weight-complex="bold"/>
    </style:style>
    <style:style style:name="P31" style:family="paragraph" style:parent-style-name="Standard">
      <style:text-properties style:text-position="0% 100%" fo:font-size="14pt" fo:font-weight="bold" officeooo:rsid="00ed9f91" officeooo:paragraph-rsid="00ed9f91" style:font-size-asian="14pt" style:font-weight-asian="bold" style:font-size-complex="14pt" style:font-weight-complex="bold"/>
    </style:style>
    <style:style style:name="P32" style:family="paragraph" style:parent-style-name="Standard">
      <style:text-properties style:text-position="0% 100%" fo:font-size="14pt" fo:font-weight="bold" officeooo:rsid="00ed9f91" officeooo:paragraph-rsid="00edd316" style:font-size-asian="14pt" style:font-weight-asian="bold" style:font-size-complex="14pt" style:font-weight-complex="bold"/>
    </style:style>
    <style:style style:name="P33" style:family="paragraph" style:parent-style-name="Standard">
      <style:text-properties style:text-position="0% 100%" fo:font-size="14pt" fo:font-weight="bold" officeooo:rsid="00edd316" officeooo:paragraph-rsid="00edd316" style:font-size-asian="14pt" style:font-weight-asian="bold" style:font-size-complex="14pt" style:font-weight-complex="bold"/>
    </style:style>
    <style:style style:name="P34" style:family="paragraph" style:parent-style-name="Standard">
      <style:text-properties style:text-position="0% 100%" fo:font-size="14pt" fo:font-weight="bold" officeooo:rsid="00ef2246" officeooo:paragraph-rsid="00ef2246" style:font-size-asian="14pt" style:font-weight-asian="bold" style:font-size-complex="14pt" style:font-weight-complex="bold"/>
    </style:style>
    <style:style style:name="P35" style:family="paragraph" style:parent-style-name="Table_20_Contents">
      <style:text-properties fo:font-size="14pt" officeooo:rsid="00e7bb3f" officeooo:paragraph-rsid="00e7bb3f" style:font-size-asian="14pt" style:font-size-complex="14pt"/>
    </style:style>
    <style:style style:name="P36" style:family="paragraph" style:parent-style-name="Table_20_Contents">
      <style:text-properties fo:font-size="14pt" officeooo:rsid="00e84ad8" officeooo:paragraph-rsid="00e84ad8" style:font-size-asian="14pt" style:font-size-complex="14pt"/>
    </style:style>
    <style:style style:name="P37" style:family="paragraph" style:parent-style-name="Standard" style:list-style-name="L1">
      <style:text-properties fo:font-size="14pt" officeooo:rsid="00e32e1c" officeooo:paragraph-rsid="00e32e1c" style:font-size-asian="14pt" style:font-size-complex="14pt"/>
    </style:style>
    <style:style style:name="P38" style:family="paragraph" style:parent-style-name="Standard" style:list-style-name="L2">
      <style:text-properties fo:font-size="14pt" officeooo:rsid="00e32e1c" officeooo:paragraph-rsid="00e32e1c" style:font-size-asian="14pt" style:font-size-complex="14pt"/>
    </style:style>
    <style:style style:name="P39" style:family="paragraph" style:parent-style-name="Standard">
      <style:text-properties fo:font-size="14pt" officeooo:rsid="00e32e1c" officeooo:paragraph-rsid="00ec2b08" style:font-size-asian="14pt" style:font-size-complex="14pt"/>
    </style:style>
    <style:style style:name="P40" style:family="paragraph" style:parent-style-name="Standard">
      <style:text-properties fo:font-size="14pt" officeooo:rsid="00f0e860" officeooo:paragraph-rsid="00f0e860" style:font-size-asian="14pt" style:font-size-complex="14pt"/>
    </style:style>
    <style:style style:name="P41" style:family="paragraph" style:parent-style-name="Standard">
      <style:text-properties fo:font-size="14pt" officeooo:rsid="00e3e491" officeooo:paragraph-rsid="00e3e491" style:font-size-asian="14pt" style:font-size-complex="14pt"/>
    </style:style>
    <style:style style:name="P42" style:family="paragraph" style:parent-style-name="Standard">
      <style:text-properties fo:font-size="14pt" officeooo:rsid="00e52ae2" officeooo:paragraph-rsid="00e52ae2" style:font-size-asian="14pt" style:font-size-complex="14pt"/>
    </style:style>
    <style:style style:name="P43" style:family="paragraph" style:parent-style-name="Standard">
      <style:text-properties fo:font-size="14pt" officeooo:paragraph-rsid="00ef2246" style:font-size-asian="14pt" style:font-size-complex="14pt"/>
    </style:style>
    <style:style style:name="P44" style:family="paragraph" style:parent-style-name="Standard">
      <style:text-properties fo:font-size="14pt" officeooo:paragraph-rsid="00f0e860" style:font-size-asian="14pt" style:font-size-complex="14pt"/>
    </style:style>
    <style:style style:name="P45" style:family="paragraph" style:parent-style-name="Standard">
      <style:text-properties style:text-position="0% 100%" fo:font-size="14pt" fo:font-weight="normal" officeooo:rsid="00edd316" officeooo:paragraph-rsid="00edd316" style:font-size-asian="14pt" style:font-weight-asian="normal" style:font-size-complex="14pt" style:font-weight-complex="normal"/>
    </style:style>
    <style:style style:name="P46" style:family="paragraph" style:parent-style-name="Standard">
      <style:text-properties style:text-position="0% 100%" fo:font-size="14pt" fo:font-style="normal" style:text-underline-style="none" fo:font-weight="normal" officeooo:rsid="00ef2246" officeooo:paragraph-rsid="00edd316" style:font-size-asian="14pt" style:font-style-asian="normal" style:font-weight-asian="normal" style:font-size-complex="14pt" style:font-style-complex="normal" style:font-weight-complex="normal"/>
    </style:style>
    <style:style style:name="P47" style:family="paragraph" style:parent-style-name="Standard">
      <style:text-properties style:text-position="0% 100%" fo:font-size="14pt" fo:font-style="normal" style:text-underline-style="none" fo:font-weight="normal" officeooo:rsid="00ef2246" officeooo:paragraph-rsid="00ef2246" style:font-size-asian="14pt" style:font-style-asian="normal" style:font-weight-asian="normal" style:font-size-complex="14pt" style:font-style-complex="normal" style:font-weight-complex="normal"/>
    </style:style>
    <style:style style:name="P48" style:family="paragraph" style:parent-style-name="Standard">
      <style:text-properties style:text-position="0% 100%" fo:font-size="14pt" officeooo:rsid="00e94623" officeooo:paragraph-rsid="00e94623" style:font-size-asian="14pt" style:font-size-complex="14pt"/>
    </style:style>
    <style:style style:name="P49" style:family="paragraph" style:parent-style-name="Standard">
      <style:text-properties style:text-position="0% 100%" fo:font-size="14pt" officeooo:rsid="00f0e860" officeooo:paragraph-rsid="00f0e860" style:font-size-asian="14pt" style:font-size-complex="14pt"/>
    </style:style>
    <style:style style:name="P50" style:family="paragraph" style:parent-style-name="Standard">
      <style:text-properties style:text-position="0% 100%" fo:font-size="14pt" officeooo:rsid="00f23e20" officeooo:paragraph-rsid="00f23e20" style:font-size-asian="14pt" style:font-size-complex="14pt"/>
    </style:style>
    <style:style style:name="P51" style:family="paragraph" style:parent-style-name="Standard">
      <style:text-properties style:text-position="0% 100%" fo:font-size="14pt" officeooo:rsid="00f352d0" officeooo:paragraph-rsid="00f352d0" style:font-size-asian="14pt" style:font-size-complex="14pt"/>
    </style:style>
    <style:style style:name="P52" style:family="paragraph" style:parent-style-name="Standard">
      <style:text-properties style:text-position="0% 100%" fo:font-size="14pt" officeooo:rsid="00f3efae" officeooo:paragraph-rsid="00f3efae" style:font-size-asian="14pt" style:font-size-complex="14pt"/>
    </style:style>
    <style:style style:name="P53" style:family="paragraph" style:parent-style-name="Standard">
      <style:text-properties style:text-position="0% 100%" fo:font-size="14pt" officeooo:rsid="00f412fe" officeooo:paragraph-rsid="00f412fe" style:font-size-asian="14pt" style:font-size-complex="14pt"/>
    </style:style>
    <style:style style:name="P54" style:family="paragraph" style:parent-style-name="Standard">
      <style:paragraph-properties fo:text-align="center" style:justify-single-word="false"/>
      <style:text-properties fo:font-size="20pt" officeooo:paragraph-rsid="00e599e2" style:font-size-asian="20pt" style:font-size-complex="20pt"/>
    </style:style>
    <style:style style:name="P55" style:family="paragraph" style:parent-style-name="Standard">
      <style:paragraph-properties fo:text-align="center" style:justify-single-word="false"/>
      <style:text-properties fo:font-size="20pt" fo:font-weight="bold" officeooo:paragraph-rsid="00f0e860" style:font-size-asian="20pt" style:font-weight-asian="bold" style:font-size-complex="20pt" style:font-weight-complex="bold"/>
    </style:style>
    <style:style style:name="T1" style:family="text">
      <style:text-properties officeooo:rsid="0091e28d"/>
    </style:style>
    <style:style style:name="T2" style:family="text">
      <style:text-properties officeooo:rsid="00d89bbb"/>
    </style:style>
    <style:style style:name="T3" style:family="text">
      <style:text-properties officeooo:rsid="00e32e1c"/>
    </style:style>
    <style:style style:name="T4" style:family="text">
      <style:text-properties officeooo:rsid="00e3e49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e599e2"/>
    </style:style>
    <style:style style:name="T8" style:family="text">
      <style:text-properties style:text-position="super 58%"/>
    </style:style>
    <style:style style:name="T9" style:family="text">
      <style:text-properties style:text-position="super 58%" officeooo:rsid="00e599e2"/>
    </style:style>
    <style:style style:name="T10" style:family="text">
      <style:text-properties style:text-position="super 58%" officeooo:rsid="00e6c17c"/>
    </style:style>
    <style:style style:name="T11" style:family="text">
      <style:text-properties style:text-position="super 58%" fo:font-weight="normal" style:font-weight-asian="normal" style:font-weight-complex="normal"/>
    </style:style>
    <style:style style:name="T12" style:family="text">
      <style:text-properties style:text-position="super 58%" fo:font-weight="normal" officeooo:rsid="00edd316" style:font-weight-asian="normal" style:font-weight-complex="normal"/>
    </style:style>
    <style:style style:name="T13" style:family="text">
      <style:text-properties style:text-position="0% 100%"/>
    </style:style>
    <style:style style:name="T14" style:family="text">
      <style:text-properties style:text-position="0% 100%" officeooo:rsid="00e599e2"/>
    </style:style>
    <style:style style:name="T15" style:family="text">
      <style:text-properties style:text-position="0% 100%" officeooo:rsid="00e6c17c"/>
    </style:style>
    <style:style style:name="T16" style:family="text">
      <style:text-properties style:text-position="0% 100%" officeooo:rsid="00e84ad8"/>
    </style:style>
    <style:style style:name="T17" style:family="text">
      <style:text-properties style:text-position="0% 100%" officeooo:rsid="00e9353c"/>
    </style:style>
    <style:style style:name="T18" style:family="text">
      <style:text-properties style:text-position="0% 100%" officeooo:rsid="00e94623"/>
    </style:style>
    <style:style style:name="T19" style:family="text">
      <style:text-properties style:text-position="0% 100%" officeooo:rsid="00ea200a"/>
    </style:style>
    <style:style style:name="T20" style:family="text">
      <style:text-properties style:text-position="0% 100%" fo:font-style="normal" style:text-underline-style="none" fo:font-weight="normal" officeooo:rsid="00ef2246" style:font-style-asian="normal" style:font-weight-asian="normal" style:font-style-complex="normal" style:font-weight-complex="normal"/>
    </style:style>
    <style:style style:name="T21" style:family="text">
      <style:text-properties officeooo:rsid="00e9353c"/>
    </style:style>
    <style:style style:name="T22" style:family="text">
      <style:text-properties officeooo:rsid="00ec2b08"/>
    </style:style>
    <style:style style:name="T23" style:family="text">
      <style:text-properties fo:font-weight="bold" style:font-weight-asian="bold" style:font-weight-complex="bold"/>
    </style:style>
    <style:style style:name="T24" style:family="text">
      <style:text-properties fo:font-weight="bold" officeooo:rsid="00e3e491" style:font-weight-asian="bold" style:font-weight-complex="bold"/>
    </style:style>
    <style:style style:name="T25" style:family="text">
      <style:text-properties fo:font-weight="bold" officeooo:rsid="00e599e2" style:font-weight-asian="bold" style:font-weight-complex="bold"/>
    </style:style>
    <style:style style:name="T26" style:family="text">
      <style:text-properties officeooo:rsid="00ed9f91"/>
    </style:style>
    <style:style style:name="T27" style:family="text">
      <style:text-properties fo:font-weight="normal" style:font-weight-asian="normal" style:font-weight-complex="normal"/>
    </style:style>
    <style:style style:name="T28" style:family="text">
      <style:text-properties fo:font-weight="normal" officeooo:rsid="00edd316" style:font-weight-asian="normal" style:font-weight-complex="normal"/>
    </style:style>
    <style:style style:name="T29" style:family="text">
      <style:text-properties fo:font-weight="normal" officeooo:rsid="00ef2246" style:font-weight-asian="normal" style:font-weight-complex="normal"/>
    </style:style>
    <style:style style:name="T30" style:family="text">
      <style:text-properties officeooo:rsid="00edd316"/>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officeooo:rsid="00ef2246"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font-style="italic" style:text-underline-style="none" officeooo:rsid="00ef2246" style:font-style-asian="italic" style:font-style-complex="italic"/>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style:font-style-asian="normal" style:font-style-complex="normal"/>
    </style:style>
    <style:style style:name="T37" style:family="text">
      <style:text-properties officeooo:rsid="00f0e860"/>
    </style:style>
    <style:style style:name="T38" style:family="text">
      <style:text-properties officeooo:rsid="00f23e20"/>
    </style:style>
    <style:style style:name="T39" style:family="text">
      <style:text-properties officeooo:rsid="00f352d0"/>
    </style:style>
    <style:style style:name="T40" style:family="text">
      <style:text-properties style:font-name="Liberation Serif1"/>
    </style:style>
    <style:style style:name="T41" style:family="text">
      <style:text-properties style:font-name="Liberation Serif1" officeooo:rsid="00f3efae"/>
    </style:style>
    <style:style style:name="T42" style:family="text">
      <style:text-properties style:font-name="Liberation Serif1" officeooo:rsid="00f412fe"/>
    </style:style>
    <style:style style:name="T43" style:family="text">
      <style:text-properties style:font-name="Liberation Serif1" fo:font-style="italic" officeooo:rsid="00f412fe" style:font-style-asian="italic" style:font-style-complex="italic"/>
    </style:style>
    <style:style style:name="T44" style:family="text">
      <style:text-properties style:font-name="Liberation Serif1" fo:font-style="normal" style:font-style-asian="normal" style:font-style-complex="normal"/>
    </style:style>
    <style:style style:name="T45" style:family="text">
      <style:text-properties style:font-name="Liberation Serif1" fo:font-style="normal" officeooo:rsid="00f412fe" style:font-style-asian="normal" style:font-style-complex="normal"/>
    </style:style>
    <style:style style:name="T46" style:family="text">
      <style:text-properties style:font-name="Liberation Serif"/>
    </style:style>
    <style:style style:name="T47" style:family="text">
      <style:text-properties style:font-name="Liberation Serif" officeooo:rsid="00f3efae"/>
    </style:style>
    <style:style style:name="T48" style:family="text">
      <style:text-properties style:font-name="Liberation Serif" officeooo:rsid="00f412fe"/>
    </style:style>
    <style:style style:name="T49" style:family="text">
      <style:text-properties officeooo:rsid="00f3ef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3">Gaussian Elimination</text:span>.</text:p>
      <text:p text:style-name="P1">Richard Parker <text:span text:style-name="T37">6.11</text:span>.201<text:span text:style-name="T1">7</text:span></text:p>
      <text:p text:style-name="P19"/>
      <text:p text:style-name="P20">Section 1 – Introduction<text:span text:style-name="T2">.</text:span></text:p>
      <text:p text:style-name="P4"/>
      <text:p text:style-name="P40">This document is a fairly wide-ranging review of Gaussian elimination in meataxe64.</text:p>
      <text:p text:style-name="P6"/>
      <text:p text:style-name="P6">With the attempted inclusion of determinant computations into the list of things we want to use Gaussian Elimination for, <text:span text:style-name="T7">and noticing that the echelize proggy does not release its bit-strings early as it should, and with the imminent rewrite of slab echelize, </text:span>it has become clear that a full review of <text:span text:style-name="T7">the implementation of Gaussian </text:span>is overdue.</text:p>
      <text:p text:style-name="P6"/>
      <text:p text:style-name="P6"><text:span text:style-name="T22">Firstly, here are the user-level functions that I propose to service</text:span> :-</text:p>
      <text:p text:style-name="P5"/>
      <text:list xml:id="list2040499404494662078" text:style-name="L1">
        <text:list-item>
          <text:p text:style-name="P37">Find the rank of a matrix</text:p>
        </text:list-item>
        <text:list-item>
          <text:p text:style-name="P37">Put a matrix into row-echelon form.</text:p>
        </text:list-item>
        <text:list-item>
          <text:p text:style-name="P37">Invert a matrix</text:p>
        </text:list-item>
        <text:list-item>
          <text:p text:style-name="P37">Find the standard independent rows of a matrix</text:p>
        </text:list-item>
        <text:list-item>
          <text:p text:style-name="P37">Find the determinant of a matrix</text:p>
        </text:list-item>
      </text:list>
      <text:p text:style-name="P5"/>
      <text:p text:style-name="P5">At the bottom level, the Gaussian routine may need to produce some or all of the following . . . </text:p>
      <text:p text:style-name="P5"/>
      <text:list xml:id="list25771857702685956" text:style-name="L2">
        <text:list-item>
          <text:p text:style-name="P38">A column select bit-string specifying the chosen pivotal columns. <text:s/>This may or may not be required to be the standard pivots - choosing the first column as a pivot all the time.</text:p>
        </text:list-item>
        <text:list-item>
          <text:p text:style-name="P38">A row-select bit-string specifying the chosen set of linearly independent rows. <text:s/>Again these may or may not need to be standard.</text:p>
        </text:list-item>
        <text:list-item>
          <text:p text:style-name="P38">The remnant - the non-pivotal columns on the final echelon form</text:p>
        </text:list-item>
        <text:list-item>
          <text:p text:style-name="P38">The multiplier - a square matrix multiplying the selected rows to put the matrix into echelon form.</text:p>
        </text:list-item>
        <text:list-item>
          <text:p text:style-name="P38">The cleaner - what multiples of the selected rows must be added to the non-selected rows to make them zero. <text:s/>This may be needed in terms of the selected rows before or after multiplication by the multip<text:span text:style-name="T4">li</text:span>er<text:span text:style-name="T4">, though the latter is a simple column-extract on the original matrix.</text:span></text:p>
        </text:list-item>
        <text:list-item>
          <text:p text:style-name="P38">The rank of the matrix.</text:p>
        </text:list-item>
        <text:list-item>
          <text:p text:style-name="P38">The determinant of the matrix.</text:p>
        </text:list-item>
      </text:list>
      <text:p text:style-name="P5"/>
      <text:p text:style-name="P7">Since we wish to utilize the methods of "chopped-up Gaussian" in the larger cases, we need to <text:soft-page-break/>understand in detail what the requirements of the top-level are, and how that propagates downwards to determine the requirements on the lower levels, and <text:span text:style-name="T22">onwards</text:span>.</text:p>
      <text:p text:style-name="P7"/>
      <text:p text:style-name="P22"><text:span text:style-name="T23">Section</text:span><text:span text:style-name="T24"> 2</text:span><text:span text:style-name="T23"> – </text:span><text:span text:style-name="T24">Top-level requirements.</text:span></text:p>
      <text:p text:style-name="P8"/>
      <text:p text:style-name="P9">The list of the top level requirements is given in the introduction<text:span text:style-name="T37"> . . . here I consider this list in grea</text:span>ter detail.</text:p>
      <text:p text:style-name="P9"/>
      <text:p text:style-name="P9"><text:span text:style-name="T6">Rank.</text:span> <text:s/>Here the output is a single integer, and it is far from clear, in principle, that the methods of Gaussian elimination are needed at all. <text:s/>One can imagine some magical-wand based methods that come up with the rank in some completely different way, and although Gaussian methods may well, in practice, always be involved, it is perhaps appropriate that the interfaces to not assume this.</text:p>
      <text:p text:style-name="P9"/>
      <text:p text:style-name="P9"><text:span text:style-name="T6">Determinant. </text:span><text:s/>Again, the output is a single integer and the use of Gaussian may well be just one of several methods available, though at present I can't think of any others. <text:s/>In any case, the input matrix will usually be square - a feature that is not shared by some of the other top level requirements. <text:s/>Lower down we may need to specify what determinant we are talking about when the input is rectangular, as there should be no requirement that we chop our matrix up into square pieces, and even if we do, there is no guarantee that any of the pieces will have full rank.</text:p>
      <text:p text:style-name="P9"/>
      <text:p text:style-name="P9"><text:span text:style-name="T6">Echelon Form.</text:span> <text:s/>The output from this consists of a column select and a remnant. <text:s/>It is, I think, an important observation that no row-select is produced by this - perhaps the most important of the functions. <text:s/>Whether the column-select is required to be standard is an interesting question - so far I know of no use-case that requires it, and no implementation that does not produce it, so the question is currently up-in-the-air with no obvious pressures in either direction.</text:p>
      <text:p text:style-name="P9"/>
      <text:p text:style-name="P9"><text:span text:style-name="T6">Invert.</text:span> <text:s/>Here the input is again square, and a transformation matrix is required. <text:s/>Since only non-singular matrices have inverses, there is no need for a rank, row-select, column-select, cleaner or remnant output - only the multiplier and possibly the determinant are useful.</text:p>
      <text:p text:style-name="P9"/>
      <text:p text:style-name="P11"><text:span text:style-name="T6">Standard rows.</text:span> <text:s/>This function is needed by the standard-basis procedure. <text:s/>In many cases it is probably sensible to compute the row-echelon form at the same time as computing the standard row select, but perhaps we should consider whether there is a place for knowing the standard rows without an echelon form.</text:p>
      <text:p text:style-name="P11"/>
      <text:p text:style-name="P11">This all leads us to wonder whether we can dream up algorithms that compute some of these things in ways that we have not yet considered. <text:s/>For example, rip-off methods may enable us to check that rows are linearly independent without considering the entire row very often, leading us to wonder whether <text:span text:style-name="T7">it may be useful sometimes to compute </text:span>standard rows <text:span text:style-name="T7">without computing the e</text:span>chelon form.</text:p>
      <text:p text:style-name="P11"/>
      <text:p text:style-name="P54"><text:soft-page-break/><text:span text:style-name="T23">Section</text:span><text:span text:style-name="T24"> 3</text:span><text:span text:style-name="T23"> – </text:span><text:span text:style-name="T25">Concurrency issues.</text:span></text:p>
      <text:p text:style-name="P12"/>
      <text:p text:style-name="P10"><text:span text:style-name="T7">For a square, random NxN matrix over a large enough field, there are a total of N</text:span><text:span text:style-name="T9">3</text:span><text:span text:style-name="T14"> elementary operations to do to perform a full echelize, and we can use this measure to quantify the work of the various stages.</text:span></text:p>
      <text:p text:style-name="P13"><text:span text:style-name="T13">The first stage is to "clean down". <text:s/>In some order, the obvious algorithm finds a pivot in each row and adds a suitable multiple of that row to all later rows on those columns not yet treated. <text:s/>This does (N-</text:span><text:span text:style-name="T15">i</text:span><text:span text:style-name="T13">)(N-</text:span><text:span text:style-name="T15">i</text:span><text:span text:style-name="T13">) units of work </text:span><text:span text:style-name="T15">for each row, or N</text:span><text:span text:style-name="T10">3</text:span><text:span text:style-name="T15">/3 - 33%.</text:span><text:span text:style-name="T16"> <text:s/>This stage already finds out the pivotal columns and rows, so can output cs and rs. <text:s/>The other two outputs are notes (A1) of the row operations done, and the resulting matrix B which is, in some sense, upper-triangular.</text:span></text:p>
      <text:p text:style-name="P14"><text:span text:style-name="T13">Another stage, which does not necessarily need to be done at the same time, or next, or indeed at all, but I will still call it the second stage, is to mimic the same row operations on the identity matrix. <text:s/>This involves i(N-i) operations, or N</text:span><text:span text:style-name="T8">3</text:span><text:span text:style-name="T13">/6 - 17%.</text:span><text:span text:style-name="T16"> <text:s/>It inputs the notes A1 of the row operations done and does them to an identity matrix resulting (abstractly) in a lower-triangular matrix which is, however, held in two parts - the selected and non-selected rows being held separately as the partially complete multiplier M1 and the completed cleaner, which can be output at the end of this stage.</text:span></text:p>
      <text:p text:style-name="P14"><text:span text:style-name="T14">T</text:span><text:span text:style-name="T13">he third stage is to back-clean the original matrix. <text:s/>This </text:span><text:span text:style-name="T17">produces</text:span><text:span text:style-name="T13"> a lot of column-extract</text:span><text:span text:style-name="T17">ed</text:span><text:span text:style-name="T13"> data</text:span><text:span text:style-name="T17"> A2</text:span><text:span text:style-name="T13">, but </text:span><text:span text:style-name="T17">does </text:span><text:span text:style-name="T13">a minimal amount of work since the matrix operated on is only the remnant which has (in some sense) zero columns. <text:s/>This work is therefore estimated as 0% in the simplification adopted here</text:span><text:span text:style-name="T17">, so that there is a pressure to do this stage earlier as it produces further output with no further work</text:span><text:span text:style-name="T13">.</text:span></text:p>
      <text:p text:style-name="P15"><text:span text:style-name="T13">The fourth and final stage is to apply the column-extract data to the transformation matrix, and this involves N(N-i) units of work for the i'th row, or N</text:span><text:span text:style-name="T8">2</text:span><text:span text:style-name="T13">/2 = 50%. . . the largest chunk.</text:span></text:p>
      <text:p text:style-name="P2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6">Stage</text:p>
          </table:table-cell>
          <table:table-cell table:style-name="Table1.A1" office:value-type="string">
            <text:p text:style-name="P35">Job</text:p>
          </table:table-cell>
          <table:table-cell table:style-name="Table1.A1" office:value-type="string">
            <text:p text:style-name="P35">Work</text:p>
          </table:table-cell>
          <table:table-cell table:style-name="Table1.A1" office:value-type="string">
            <text:p text:style-name="P35">Input<text:span text:style-name="T21">s</text:span></text:p>
          </table:table-cell>
          <table:table-cell table:style-name="Table1.A1" office:value-type="string">
            <text:p text:style-name="P35">Result</text:p>
          </table:table-cell>
          <table:table-cell table:style-name="Table1.F1" office:value-type="string">
            <text:p text:style-name="P35">Other output<text:span text:style-name="T21">s</text:span></text:p>
          </table:table-cell>
        </table:table-row>
        <table:table-row>
          <table:table-cell table:style-name="Table1.A2" office:value-type="string">
            <text:p text:style-name="P35">1</text:p>
          </table:table-cell>
          <table:table-cell table:style-name="Table1.A2" office:value-type="string">
            <text:p text:style-name="P35">Forward clean</text:p>
          </table:table-cell>
          <table:table-cell table:style-name="Table1.A2" office:value-type="string">
            <text:p text:style-name="P35">33%</text:p>
          </table:table-cell>
          <table:table-cell table:style-name="Table1.A2" office:value-type="string">
            <text:p text:style-name="P35">C</text:p>
          </table:table-cell>
          <table:table-cell table:style-name="Table1.A2" office:value-type="string">
            <text:p text:style-name="P35">cs, rs</text:p>
          </table:table-cell>
          <table:table-cell table:style-name="Table1.F2" office:value-type="string">
            <text:p text:style-name="P35">A1, B</text:p>
          </table:table-cell>
        </table:table-row>
        <table:table-row>
          <table:table-cell table:style-name="Table1.A2" office:value-type="string">
            <text:p text:style-name="P35">2</text:p>
          </table:table-cell>
          <table:table-cell table:style-name="Table1.A2" office:value-type="string">
            <text:p text:style-name="P35">Forward clean trafo</text:p>
          </table:table-cell>
          <table:table-cell table:style-name="Table1.A2" office:value-type="string">
            <text:p text:style-name="P35">17%</text:p>
          </table:table-cell>
          <table:table-cell table:style-name="Table1.A2" office:value-type="string">
            <text:p text:style-name="P35">A1</text:p>
          </table:table-cell>
          <table:table-cell table:style-name="Table1.A2" office:value-type="string">
            <text:p text:style-name="P35"><text:span text:style-name="T21">K</text:span>leaner</text:p>
          </table:table-cell>
          <table:table-cell table:style-name="Table1.F2" office:value-type="string">
            <text:p text:style-name="P35">M1</text:p>
          </table:table-cell>
        </table:table-row>
        <table:table-row>
          <table:table-cell table:style-name="Table1.A2" office:value-type="string">
            <text:p text:style-name="P35">3</text:p>
          </table:table-cell>
          <table:table-cell table:style-name="Table1.A2" office:value-type="string">
            <text:p text:style-name="P35">Back clean</text:p>
          </table:table-cell>
          <table:table-cell table:style-name="Table1.A2" office:value-type="string">
            <text:p text:style-name="P35">0%</text:p>
          </table:table-cell>
          <table:table-cell table:style-name="Table1.A2" office:value-type="string">
            <text:p text:style-name="P35">B</text:p>
          </table:table-cell>
          <table:table-cell table:style-name="Table1.A2" office:value-type="string">
            <text:p text:style-name="P35"><text:span text:style-name="T21">R</text:span>emnant</text:p>
          </table:table-cell>
          <table:table-cell table:style-name="Table1.F2" office:value-type="string">
            <text:p text:style-name="P35">A2</text:p>
          </table:table-cell>
        </table:table-row>
        <table:table-row>
          <table:table-cell table:style-name="Table1.A2" office:value-type="string">
            <text:p text:style-name="P35">4</text:p>
          </table:table-cell>
          <table:table-cell table:style-name="Table1.A2" office:value-type="string">
            <text:p text:style-name="P35">Back clean trafo</text:p>
          </table:table-cell>
          <table:table-cell table:style-name="Table1.A2" office:value-type="string">
            <text:p text:style-name="P35">50%</text:p>
          </table:table-cell>
          <table:table-cell table:style-name="Table1.A2" office:value-type="string">
            <text:p text:style-name="P35">A2 M1</text:p>
          </table:table-cell>
          <table:table-cell table:style-name="Table1.A2" office:value-type="string">
            <text:p text:style-name="P35"><text:span text:style-name="T21">M</text:span>ultiplier</text:p>
          </table:table-cell>
          <table:table-cell table:style-name="Table1.F2" office:value-type="string">
            <text:p text:style-name="P35">-</text:p>
          </table:table-cell>
        </table:table-row>
      </table:table>
      <text:p text:style-name="P23"><text:s/></text:p>
      <text:p text:style-name="P24">The nature and format of the input matrix C and result objects cs, rs, K, R, M are already clear. <text:s/>The nature and formats of the "Other outputs" is not so clear, and one major purpose of this document is to consider and determine what these formats are. <text:s/>We already have two implementations, namely chopped-up Gaussian and slab echelize (simplistic though it currently is) to look at to give us guidance on these topics.</text:p>
      <text:p text:style-name="P24"/>
      <text:p text:style-name="P28">Before we go any further, however, it is pertinent to consider what happens in other circumstances. <text:s/>The N<text:span text:style-name="T8">3</text:span> value used above is an oversimplification if the matrix is rectangular and/or has surprisingly low rank. <text:s/>Perhaps we should fill in some details, and consider the matrix to be A x C of rank R to see what the "Work" column is in greater generality.</text:p>
      <text:p text:style-name="P29"><text:soft-page-break/>Firstly the <text:span text:style-name="T6">forward clean</text:span>. <text:s/>We are only going to find R rows to clean with, so the work is the sum, over i from 1 to R, of C-i.A-i, or CA-iA-iC+i<text:span text:style-name="T8">2</text:span> which comes to</text:p>
      <text:p text:style-name="P29"/>
      <text:p text:style-name="P30"><text:span text:style-name="T26">Work = </text:span>RCA - R<text:span text:style-name="T8">2</text:span>(A+C)/2 + R<text:span text:style-name="T8">3</text:span>/3<text:span text:style-name="T26">.</text:span></text:p>
      <text:p text:style-name="P29"/>
      <text:p text:style-name="P31">Case 1. <text:s/>A small<text:span text:style-name="T30">, R=A</text:span><text:span text:style-name="T27">. <text:s/>Work is A</text:span><text:span text:style-name="T11">2</text:span><text:span text:style-name="T27">C/2, but we can get the rs and cs and A1 (well-conditioned) in A</text:span><text:span text:style-name="T11">3</text:span><text:span text:style-name="T27">/2 by using rip-off methods. <text:s text:c="2"/>It is only B that requires A</text:span><text:span text:style-name="T11">2</text:span><text:span text:style-name="T27">C/2 steps.</text:span></text:p>
      <text:p text:style-name="P31">Case 2. <text:s/>C small<text:span text:style-name="T30">, R=C</text:span>.<text:span text:style-name="T27"> <text:s/>Work is C</text:span><text:span text:style-name="T11">2</text:span><text:span text:style-name="T27">A/2, but we can get the rs, cs and B (well-conditioned) in C</text:span><text:span text:style-name="T11">3</text:span><text:span text:style-name="T27">/2 by terminating when we have found a pivot in every </text:span><text:span text:style-name="T28">column</text:span><text:span text:style-name="T27">. <text:s/>In this case we wish the cleaner were in terms of the adjusted rows (not the original ones) as there is then no further work to do.</text:span></text:p>
      <text:p text:style-name="P32">Case 3. <text:s/>A=C but R small.<text:span text:style-name="T27"> <text:s/>Work is RC</text:span><text:span text:style-name="T12">2</text:span><text:span text:style-name="T28"> but we get the rs, cs and B in R</text:span><text:span text:style-name="T12">2</text:span><text:span text:style-name="T28">C except that we have not proved that there are no further pivots to be found, and we need RC</text:span><text:span text:style-name="T12">2</text:span><text:span text:style-name="T28"> of work to be sure of any of them.</text:span></text:p>
      <text:p text:style-name="P45"/>
      <text:p text:style-name="P32"><text:span text:style-name="T30">Conclusion</text:span><text:span text:style-name="T28">.</text:span></text:p>
      <text:p text:style-name="P45"/>
      <text:p text:style-name="P33"><text:span text:style-name="T5">Algorithm 1.</text:span><text:span text:style-name="T27"> <text:s/></text:span><text:span text:style-name="T29">For normal (balanced) use. <text:s/></text:span><text:span text:style-name="T27">Do standard methods until it is clear that no further pivots will be found, either because all columns already have a pivot, or because all the rows have been processed. <text:s/>At the end, rs, cs and B are output, and there may be some rows, ideally untouched, that remain to be cleaned by column-extract and multiply-and-add</text:span><text:span text:style-name="T29"> methods, and some rows that are partially or fully cleaned. <text:s/></text:span><text:span text:style-name="T32">TBD</text:span><text:span text:style-name="T34"> needs further investigation.</text:span></text:p>
      <text:p text:style-name="P46"/>
      <text:p text:style-name="P34"><text:span text:style-name="T36">Algorithm 2.</text:span><text:span text:style-name="T35"> <text:s/>For use when there are few rows and a lot of columns. <text:s/>Select a (random?, initial subset?) set of "special" columns and do Gaussian on these columns only. <text:s/>If this results in a pivot in every row, we can output the rs, cs and A1, and all that remains is to multiply the remaining columns by A1 to obtain the matrix B. <text:s/>If this does not result in a pivot on every row, we need to take more columns, and </text:span><text:span text:style-name="T31">TBD</text:span><text:span text:style-name="T33"> again, further investigation is needed.</text:span></text:p>
      <text:p text:style-name="P47"/>
      <text:p text:style-name="P43"><text:span text:style-name="T20">In both cases, the algorithm seems to fall into separate parts, with some parts releasing certain outputs early.</text:span></text:p>
      <text:p text:style-name="P17"/>
      <text:p text:style-name="P21">Section<text:span text:style-name="T4"> 4</text:span> – <text:span text:style-name="T21">The Mimic data A1.</text:span></text:p>
      <text:p text:style-name="P17"/>
      <text:p text:style-name="P16"><text:span text:style-name="T14">I</text:span><text:span text:style-name="T13">n the current, simplistic implementation of slab echelize, the mimic data is utilized as it is produced and only a single local variable</text:span><text:span text:style-name="T18"> (called "fel" - a field element in slab.c) holds the passing A1, being used immediately to update the transformation matrix. <text:s/>Here is its use.</text:span></text:p>
      <text:p text:style-name="P25"/>
      <text:p text:style-name="P26"><text:s text:c="4"/>DSMad(&amp;dsk,fel,1,vk,k+j*dsk.nob);</text:p>
      <text:p text:style-name="P26"/>
      <text:p text:style-name="P27">We see that the "fel" multiple of vector vk is being added into the j'th row of matrix K.</text:p>
      <text:p text:style-name="P25"/>
      <text:p text:style-name="P18"><text:span text:style-name="T13">In the mezzanine "mech" there is a whole great data structure for A1</text:span><text:span text:style-name="T19">, called an STA structure in </text:span><text:soft-page-break/><text:span text:style-name="T19">the program</text:span><text:span text:style-name="T13"> . . .</text:span></text:p>
      <text:p text:style-name="P26"/>
      <text:p text:style-name="P26"><text:s text:c="4"/>MOJ A; <text:s text:c="5"/>// pivotal matrix to clean with old B</text:p>
      <text:p text:style-name="P26"><text:s text:c="4"/>MOJ M; <text:s text:c="5"/>// matrix to multiply new rows by</text:p>
      <text:p text:style-name="P26"><text:s text:c="4"/>MOJ K; <text:s text:c="5"/>// cleaner to take new rows out of remaining ones</text:p>
      <text:p text:style-name="P26"><text:s text:c="4"/>MOJ rs; <text:s text:c="4"/>// row-select bitstring for new pivotal rows</text:p>
      <text:p text:style-name="P26"><text:s text:c="4"/>MOJ E; <text:s text:c="5"/>// clean old B with new rows</text:p>
      <text:p text:style-name="P26"><text:s text:c="4"/>MOJ rf; <text:s text:c="4"/>// riffle to put new rows into B</text:p>
      <text:p text:style-name="P26"/>
      <text:p text:style-name="P26">It is used to update the row of the transformation matrix, which (in mech) is made significantly more complex to save the space and work of dealing with matrices (or indeed parts of matrices) known to be zero or known to be the identity matrix. <text:s/>We may need to get involved with these complexities later, but for now it seems best to give the "update row" procedure, which applies it to the original matrix, held more simply, thereby illustrating more clearly what is going on.</text:p>
      <text:p text:style-name="P26"/>
      <text:p text:style-name="P27">void UR(int pri, MOJ fmoj, STA * A, MOJ * B, MOJ * C)</text:p>
      <text:p text:style-name="P26"/>
      <text:p text:style-name="P26"><text:s text:c="4"/>MAD(pri, fmoj, A-&gt;A, *B, *C, Z);</text:p>
      <text:p text:style-name="P26"><text:s text:c="4"/>REX(pri, fmoj, A-&gt;rs, Z, V, W);</text:p>
      <text:p text:style-name="P26"><text:s text:c="4"/>MUL(pri, fmoj, A-&gt;M, V, X);</text:p>
      <text:p text:style-name="P26"><text:s text:c="4"/>MAD(pri, fmoj, A-&gt;E, X, *B, S);</text:p>
      <text:p text:style-name="P26"><text:s text:c="4"/>RRF(pri, fmoj, A-&gt;rf, S, X, *B);</text:p>
      <text:p text:style-name="P26"><text:s text:c="4"/>MAD(pri, fmoj, A-&gt;K, V, W, *C);</text:p>
      <text:p text:style-name="P26"/>
      <text:p text:style-name="P55">Section<text:span text:style-name="T4"> 5</text:span> – <text:span text:style-name="T37">The first part of the echelize procedure.</text:span></text:p>
      <text:p text:style-name="P44"/>
      <text:p text:style-name="P49">It seems that there are several distinct ways of approaching the start (forward cleaning) of echelization. <text:s/>For example we could use rip-off methods or auto-grease - but this section considers only the simple, direct approach.</text:p>
      <text:p text:style-name="P49"/>
      <text:p text:style-name="P49">The input is a matrix with, say, A rows and C columns. <text:s/>Assuming that we wish to cater for the job only partially done (not at all clear at this stage) what would the output be?</text:p>
      <text:p text:style-name="P49"/>
      <text:p text:style-name="P49">There would be several <text:span text:style-name="T38">types</text:span> of rows.</text:p>
      <text:p text:style-name="P49"/>
      <text:p text:style-name="P50">1. <text:s/>Rows that have not yet been touched.</text:p>
      <text:p text:style-name="P50">2. <text:s/>Rows in which all pivots (type 3.) have been cleared.</text:p>
      <text:p text:style-name="P50">3. <text:s/>Rows in which a pivot has been selected.</text:p>
      <text:p text:style-name="P50">4. <text:s/>Rows in which no pivot is available - the row is now zero.</text:p>
      <text:p text:style-name="P50"/>
      <text:p text:style-name="P50">We would need to know which columns were selected as the pivots for the rows in type 3, and for type 2, which linear combination of the type 3 rows was used.</text:p>
      <text:p text:style-name="P50"/>
      <text:p text:style-name="P50"><text:soft-page-break/>For this algorithm, we can probably insist that the rows of type 1 are specified as being the trailing list (i.e. we process the rows in order).</text:p>
      <text:p text:style-name="P50"/>
      <text:p text:style-name="P50">One idea is just to keep a lab notebook. <text:s/>Next row cleaned (linear combinations given) and either found to be zero or a pivot selected.<text:span text:style-name="T39"> <text:s/>It then becomes an interesting question as to whether we are allowed to add rows into other rows arbitrarily . . .</text:span></text:p>
      <text:p text:style-name="P50"/>
      <text:p text:style-name="P51">Let's look at the lab notebook idea a bit. <text:s/>What sorts of entries might we need?</text:p>
      <text:p text:style-name="P51"/>
      <text:p text:style-name="P51">MAD (<text:span text:style-name="T49"> </text:span><text:span text:style-name="T40">λ</text:span><text:span text:style-name="T46"> </text:span><text:span text:style-name="T47">, i , j</text:span><text:span text:style-name="T46">) <text:s/>C(</text:span><text:span text:style-name="T48">i</text:span><text:span text:style-name="T46">) += </text:span><text:span text:style-name="T40">λ.C(</text:span><text:span text:style-name="T42">j</text:span><text:span text:style-name="T40">)</text:span></text:p>
      <text:p text:style-name="P51"><text:span text:style-name="T40">MUL ( λ</text:span><text:span text:style-name="T41"> , i</text:span><text:span text:style-name="T40"> ) <text:s text:c="4"/>C(i) *= <text:s/>λ</text:span></text:p>
      <text:p text:style-name="P51"><text:span text:style-name="T40">PIV( i , k ) <text:s text:c="3"/>The pivot in C(i) was selected to be column k</text:span></text:p>
      <text:p text:style-name="P51"><text:span text:style-name="T40">ZER( i ) <text:s/>The row C(i) was inspected and found to be zero</text:span></text:p>
      <text:p text:style-name="P51"><text:span text:style-name="T40"/></text:p>
      <text:p text:style-name="P52"><text:span text:style-name="T40">The vast majority of the entries in the notebook will be of the first (MAD) kind, and it probably makes some sense to compress this data a bit somehow.</text:span></text:p>
      <text:p text:style-name="P52"><text:span text:style-name="T40"/></text:p>
      <text:p text:style-name="P52"><text:span text:style-name="T40">The idea then would be that the production of the transformation matrix would take the notebook as input. <text:s/>This leads us to wonder what rules would make this production faster, but at first sight, at least, it feels like the rules themselves wouldn't help - a production program may run faster with certain kinds of notebooks, but I doubt if a production program that only works with certain types of notebooks could be much faster.</text:span></text:p>
      <text:p text:style-name="P52"><text:span text:style-name="T40"/></text:p>
      <text:p text:style-name="P52"><text:span text:style-name="T40">The basic idea is that the notebook processor keeps a list of rows that </text:span><text:span text:style-name="T42">have been "used" and therefore necessitate a column in the transformation matrix. <text:s/>A little thought, however, makes it clear that the transformation matrices has both rows and columns indexed by the rows, and we need to know what the row has been used </text:span><text:span text:style-name="T43">for</text:span><text:span text:style-name="T45"> - does it need a row, a column or both in the transformation matrix?</text:span></text:p>
      <text:p text:style-name="P52"><text:span text:style-name="T45"/></text:p>
      <text:p text:style-name="P53"><text:span text:style-name="T45">T</text:span><text:span text:style-name="T44">he transformation matrix starts off as the identity - T(i,j) is 1 if (i==j) and 0 otherwise. <text:s/>We therefore hold the partial matrix K(i,j) so that T(i,j) is K(i,j) if such exists, and 1/0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1-06T05:40:12.842314148</dc:date>
    <meta:editing-duration>P4DT7H38M52S</meta:editing-duration>
    <meta:editing-cycles>423</meta:editing-cycles>
    <meta:generator>LibreOffice/5.1.6.2$Linux_X86_64 LibreOffice_project/10m0$Build-2</meta:generator>
    <meta:printed-by>User </meta:printed-by>
    <meta:print-date>2012-07-06T16:23:45</meta:print-date>
    <meta:document-statistic meta:table-count="1" meta:image-count="0" meta:object-count="0" meta:page-count="6" meta:paragraph-count="116" meta:word-count="2455" meta:character-count="13485" meta:non-whitespace-character-count="11000"/>
  </office:meta>
</office:document-meta>
</file>